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оценный список тем чтобы понять из чего состоит и что нужно изучать</text:p>
      <text:p text:style-name="Standard">ChatGPT</text:p>
      <text:p text:style-name="P1">ChatGPT</text:p>
      <text:p text:style-name="Text_20_body">Конечно, вот полноценный список тем, которые нужно изучить, чтобы понять ООП в PHP:</text:p>
      <text:list xml:id="list7713756459290132918" text:style-name="L1">
        <text:list-item>
          <text:p text:style-name="P2"><text:span text:style-name="Strong_20_Emphasis">Основы программирования на PHP:</text:span></text:p>
          <text:list>
            <text:list-item>
              <text:p text:style-name="P3">Синтаксис PHP</text:p>
            </text:list-item>
            <text:list-item>
              <text:p text:style-name="P3">Переменные и типы данных</text:p>
            </text:list-item>
            <text:list-item>
              <text:p text:style-name="P3">Операторы и выражения</text:p>
            </text:list-item>
            <text:list-item>
              <text:p text:style-name="P3">Управляющие структуры (условия, циклы)</text:p>
            </text:list-item>
            <text:list-item>
              <text:p text:style-name="P3">Функции</text:p>
            </text:list-item>
          </text:list>
        </text:list-item>
        <text:list-item>
          <text:p text:style-name="P2"><text:span text:style-name="Strong_20_Emphasis">Основы объектно-ориентированного программирования (ООП):</text:span></text:p>
          <text:list>
            <text:list-item>
              <text:p text:style-name="P3">Классы и объекты</text:p>
            </text:list-item>
            <text:list-item>
              <text:p text:style-name="P3">Свойства и методы</text:p>
            </text:list-item>
            <text:list-item>
              <text:p text:style-name="P3">Наследование</text:p>
            </text:list-item>
            <text:list-item>
              <text:p text:style-name="P3">Инкапсуляция</text:p>
            </text:list-item>
            <text:list-item>
              <text:p text:style-name="P3">Полиморфизм</text:p>
            </text:list-item>
            <text:list-item>
              <text:p text:style-name="P3">Абстракция</text:p>
            </text:list-item>
          </text:list>
        </text:list-item>
        <text:list-item>
          <text:p text:style-name="P2"><text:span text:style-name="Strong_20_Emphasis">Работа с классами и объектами в PHP:</text:span></text:p>
          <text:list>
            <text:list-item>
              <text:p text:style-name="P3">Создание классов</text:p>
            </text:list-item>
            <text:list-item>
              <text:p text:style-name="P3">Использование ключевых слов <text:span text:style-name="Source_20_Text">public</text:span>, <text:span text:style-name="Source_20_Text">private</text:span>, <text:span text:style-name="Source_20_Text">protected</text:span></text:p>
            </text:list-item>
            <text:list-item>
              <text:p text:style-name="P3">Конструкторы и деструкторы</text:p>
            </text:list-item>
            <text:list-item>
              <text:p text:style-name="P3">Статические методы и свойства</text:p>
            </text:list-item>
            <text:list-item>
              <text:p text:style-name="P3">Константы класса</text:p>
            </text:list-item>
            <text:list-item>
              <text:p text:style-name="P3">Магические методы</text:p>
            </text:list-item>
          </text:list>
        </text:list-item>
        <text:list-item>
          <text:p text:style-name="P2"><text:span text:style-name="Strong_20_Emphasis">Продвинутые концепции ООП:</text:span></text:p>
          <text:list>
            <text:list-item>
              <text:p text:style-name="P3">Интерфейсы</text:p>
            </text:list-item>
            <text:list-item>
              <text:p text:style-name="P3">Абстрактные классы</text:p>
            </text:list-item>
            <text:list-item>
              <text:p text:style-name="P3">Трейты</text:p>
            </text:list-item>
            <text:list-item>
              <text:p text:style-name="P3">Пространства имен</text:p>
            </text:list-item>
            <text:list-item>
              <text:p text:style-name="P3">Указатели на методы (callable)</text:p>
            </text:list-item>
            <text:list-item>
              <text:p text:style-name="P3">Динамическое связывание (late static binding)</text:p>
            </text:list-item>
          </text:list>
        </text:list-item>
        <text:list-item>
          <text:p text:style-name="P2"><text:span text:style-name="Strong_20_Emphasis">Практическое применение ООП в PHP:</text:span></text:p>
          <text:list>
            <text:list-item>
              <text:p text:style-name="P3">Проектирование классов и объектов</text:p>
            </text:list-item>
            <text:list-item>
              <text:p text:style-name="P3">Работа с наследованием и композицией</text:p>
            </text:list-item>
            <text:list-item>
              <text:p text:style-name="P3">Реализация паттернов проектирования (например, Фабрика, Стратегия, Наблюдатель)</text:p>
            </text:list-item>
            <text:list-item>
              <text:p text:style-name="P3">Тестирование объектно-ориентированного кода</text:p>
            </text:list-item>
          </text:list>
        </text:list-item>
        <text:list-item>
          <text:p text:style-name="P2"><text:span text:style-name="Strong_20_Emphasis">Управление исключениями и ошибками в ООП:</text:span></text:p>
          <text:list>
            <text:list-item>
              <text:p text:style-name="P3">Обработка исключений (try-catch)</text:p>
            </text:list-item>
            <text:list-item>
              <text:p text:style-name="P3">Создание пользовательских исключений</text:p>
            </text:list-item>
            <text:list-item>
              <text:p text:style-name="P3">Обработка ошибок и их логирование</text:p>
            </text:list-item>
          </text:list>
        </text:list-item>
        <text:list-item>
          <text:p text:style-name="P2"><text:span text:style-name="Strong_20_Emphasis">Оптимизация и расширение объектно-ориентированного кода:</text:span></text:p>
          <text:list>
            <text:list-item>
              <text:p text:style-name="P3">Кеширование объектов</text:p>
            </text:list-item>
            <text:list-item>
              <text:p text:style-name="P3">Автозагрузка классов</text:p>
            </text:list-item>
            <text:list-item>
              <text:p text:style-name="P3">Использование пространств имен для организации кода</text:p>
            </text:list-item>
            <text:list-item>
              <text:p text:style-name="P2"><text:soft-page-break/>Оптимизация производительности</text:p>
            </text:list-item>
          </text:list>
        </text:list-item>
      </text:list>
      <text:p text:style-name="Text_20_body">Изучение этих тем позволит вам глубоко понять концепции и принципы объектно-ориентированного программирования на PHP и применять их в своих проекта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42:29.64</dc:date>
    <meta:document-statistic meta:table-count="0" meta:image-count="0" meta:object-count="0" meta:page-count="2" meta:paragraph-count="46" meta:word-count="223" meta:character-count="1530"/>
    <dc:creator>Dima Wide</dc:creator>
    <meta:user-defined meta:name="Info 1"/>
    <meta:user-defined meta:name="Info 2"/>
    <meta:user-defined meta:name="Info 3"/>
    <meta:user-defined meta:name="Info 4"/>
  </office:meta>
</office:document-meta>
</file>